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4c98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4c98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4c9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0.708cm" svg:height="0.63cm" svg:x="3.479cm" svg:y="15.182cm">
              <draw:text-box>
                <text:p text:style-name="P1"><text:span text:style-name="T1">0</text:span></text:p>
              </draw:text-box>
            </draw:frame>
            <draw:frame draw:style-name="gr1" draw:text-style-name="P2" draw:layer="layout" svg:width="0.708cm" svg:height="0.63cm" svg:x="5.48cm" svg:y="15.182cm">
              <draw:text-box>
                <text:p text:style-name="P1"><text:span text:style-name="T1">1</text:span></text:p>
              </draw:text-box>
            </draw:frame>
            <draw:frame draw:style-name="gr1" draw:text-style-name="P2" draw:layer="layout" svg:width="0.708cm" svg:height="0.63cm" svg:x="7.482cm" svg:y="15.182cm">
              <draw:text-box>
                <text:p text:style-name="P1"><text:span text:style-name="T1">2</text:span></text:p>
              </draw:text-box>
            </draw:frame>
            <draw:frame draw:style-name="gr1" draw:text-style-name="P2" draw:layer="layout" svg:width="0.708cm" svg:height="0.63cm" svg:x="9.48cm" svg:y="15.182cm">
              <draw:text-box>
                <text:p text:style-name="P1"><text:span text:style-name="T1">3</text:span></text:p>
              </draw:text-box>
            </draw:frame>
            <draw:frame draw:style-name="gr1" draw:text-style-name="P2" draw:layer="layout" svg:width="0.708cm" svg:height="0.63cm" svg:x="11.48cm" svg:y="15.182cm">
              <draw:text-box>
                <text:p text:style-name="P1"><text:span text:style-name="T1">4</text:span></text:p>
              </draw:text-box>
            </draw:frame>
            <draw:frame draw:style-name="gr1" draw:text-style-name="P2" draw:layer="layout" svg:width="0.708cm" svg:height="0.63cm" svg:x="13.477cm" svg:y="15.182cm">
              <draw:text-box>
                <text:p text:style-name="P1"><text:span text:style-name="T1">5</text:span></text:p>
              </draw:text-box>
            </draw:frame>
            <draw:frame draw:style-name="gr1" draw:text-style-name="P2" draw:layer="layout" svg:width="0.708cm" svg:height="0.63cm" svg:x="15.479cm" svg:y="15.182cm">
              <draw:text-box>
                <text:p text:style-name="P1"><text:span text:style-name="T1">6</text:span></text:p>
              </draw:text-box>
            </draw:frame>
            <draw:frame draw:style-name="gr1" draw:text-style-name="P2" draw:layer="layout" svg:width="0.708cm" svg:height="0.63cm" svg:x="17.479cm" svg:y="15.182cm">
              <draw:text-box>
                <text:p text:style-name="P1"><text:span text:style-name="T1">7</text:span></text:p>
              </draw:text-box>
            </draw:frame>
          </draw:g>
          <draw:line draw:style-name="gr2" draw:text-style-name="P3" draw:layer="layout" svg:x1="3.848cm" svg:y1="14.936cm" svg:x2="3.848cm" svg:y2="15.235cm">
            <text:p/>
          </draw:line>
          <draw:line draw:style-name="gr3" draw:text-style-name="P3" draw:layer="layout" svg:x1="4.356cm" svg:y1="14.986cm" svg:x2="4.356cm" svg:y2="15.185cm">
            <text:p/>
          </draw:line>
          <draw:line draw:style-name="gr3" draw:text-style-name="P3" draw:layer="layout" svg:x1="4.849cm" svg:y1="14.986cm" svg:x2="4.849cm" svg:y2="15.185cm">
            <text:p/>
          </draw:line>
          <draw:line draw:style-name="gr3" draw:text-style-name="P3" draw:layer="layout" svg:x1="5.349cm" svg:y1="14.986cm" svg:x2="5.349cm" svg:y2="15.185cm">
            <text:p/>
          </draw:line>
          <draw:line draw:style-name="gr2" draw:text-style-name="P3" draw:layer="layout" svg:x1="5.85cm" svg:y1="14.936cm" svg:x2="5.85cm" svg:y2="15.235cm">
            <text:p/>
          </draw:line>
          <draw:line draw:style-name="gr3" draw:text-style-name="P3" draw:layer="layout" svg:x1="6.351cm" svg:y1="14.986cm" svg:x2="6.351cm" svg:y2="15.185cm">
            <text:p/>
          </draw:line>
          <draw:line draw:style-name="gr3" draw:text-style-name="P3" draw:layer="layout" svg:x1="6.852cm" svg:y1="14.986cm" svg:x2="6.852cm" svg:y2="15.185cm">
            <text:p/>
          </draw:line>
          <draw:line draw:style-name="gr3" draw:text-style-name="P3" draw:layer="layout" svg:x1="7.351cm" svg:y1="14.986cm" svg:x2="7.351cm" svg:y2="15.185cm">
            <text:p/>
          </draw:line>
          <draw:line draw:style-name="gr2" draw:text-style-name="P3" draw:layer="layout" svg:x1="7.852cm" svg:y1="14.936cm" svg:x2="7.852cm" svg:y2="15.235cm">
            <text:p/>
          </draw:line>
          <draw:line draw:style-name="gr3" draw:text-style-name="P3" draw:layer="layout" svg:x1="8.353cm" svg:y1="14.986cm" svg:x2="8.353cm" svg:y2="15.185cm">
            <text:p/>
          </draw:line>
          <draw:line draw:style-name="gr3" draw:text-style-name="P3" draw:layer="layout" svg:x1="8.854cm" svg:y1="14.986cm" svg:x2="8.854cm" svg:y2="15.185cm">
            <text:p/>
          </draw:line>
          <draw:line draw:style-name="gr3" draw:text-style-name="P3" draw:layer="layout" svg:x1="9.353cm" svg:y1="14.986cm" svg:x2="9.353cm" svg:y2="15.185cm">
            <text:p/>
          </draw:line>
          <draw:line draw:style-name="gr2" draw:text-style-name="P3" draw:layer="layout" svg:x1="9.854cm" svg:y1="14.936cm" svg:x2="9.854cm" svg:y2="15.235cm">
            <text:p/>
          </draw:line>
          <draw:line draw:style-name="gr3" draw:text-style-name="P3" draw:layer="layout" svg:x1="10.355cm" svg:y1="14.986cm" svg:x2="10.355cm" svg:y2="15.185cm">
            <text:p/>
          </draw:line>
          <draw:line draw:style-name="gr3" draw:text-style-name="P3" draw:layer="layout" svg:x1="10.855cm" svg:y1="14.986cm" svg:x2="10.855cm" svg:y2="15.185cm">
            <text:p/>
          </draw:line>
          <draw:line draw:style-name="gr3" draw:text-style-name="P3" draw:layer="layout" svg:x1="11.348cm" svg:y1="14.986cm" svg:x2="11.348cm" svg:y2="15.185cm">
            <text:p/>
          </draw:line>
          <draw:line draw:style-name="gr4" draw:text-style-name="P3" draw:layer="layout" svg:x1="11.849cm" svg:y1="14.936cm" svg:x2="11.849cm" svg:y2="15.235cm">
            <text:p/>
          </draw:line>
          <draw:line draw:style-name="gr3" draw:text-style-name="P3" draw:layer="layout" svg:x1="12.35cm" svg:y1="14.986cm" svg:x2="12.35cm" svg:y2="15.185cm">
            <text:p/>
          </draw:line>
          <draw:line draw:style-name="gr3" draw:text-style-name="P3" draw:layer="layout" svg:x1="12.85cm" svg:y1="14.986cm" svg:x2="12.85cm" svg:y2="15.185cm">
            <text:p/>
          </draw:line>
          <draw:line draw:style-name="gr3" draw:text-style-name="P3" draw:layer="layout" svg:x1="13.35cm" svg:y1="14.986cm" svg:x2="13.35cm" svg:y2="15.185cm">
            <text:p/>
          </draw:line>
          <draw:line draw:style-name="gr2" draw:text-style-name="P3" draw:layer="layout" svg:x1="13.851cm" svg:y1="14.936cm" svg:x2="13.851cm" svg:y2="15.235cm">
            <text:p/>
          </draw:line>
          <draw:line draw:style-name="gr3" draw:text-style-name="P3" draw:layer="layout" svg:x1="14.352cm" svg:y1="14.986cm" svg:x2="14.352cm" svg:y2="15.185cm">
            <text:p/>
          </draw:line>
          <draw:line draw:style-name="gr3" draw:text-style-name="P3" draw:layer="layout" svg:x1="14.853cm" svg:y1="14.986cm" svg:x2="14.853cm" svg:y2="15.185cm">
            <text:p/>
          </draw:line>
          <draw:line draw:style-name="gr3" draw:text-style-name="P3" draw:layer="layout" svg:x1="15.352cm" svg:y1="14.986cm" svg:x2="15.352cm" svg:y2="15.185cm">
            <text:p/>
          </draw:line>
          <draw:line draw:style-name="gr2" draw:text-style-name="P3" draw:layer="layout" svg:x1="15.853cm" svg:y1="14.936cm" svg:x2="15.853cm" svg:y2="15.235cm">
            <text:p/>
          </draw:line>
          <draw:line draw:style-name="gr3" draw:text-style-name="P3" draw:layer="layout" svg:x1="16.354cm" svg:y1="14.986cm" svg:x2="16.354cm" svg:y2="15.185cm">
            <text:p/>
          </draw:line>
          <draw:line draw:style-name="gr3" draw:text-style-name="P3" draw:layer="layout" svg:x1="16.854cm" svg:y1="14.986cm" svg:x2="16.854cm" svg:y2="15.185cm">
            <text:p/>
          </draw:line>
          <draw:line draw:style-name="gr3" draw:text-style-name="P3" draw:layer="layout" svg:x1="17.354cm" svg:y1="14.986cm" svg:x2="17.354cm" svg:y2="15.185cm">
            <text:p/>
          </draw:line>
          <draw:line draw:style-name="gr2" draw:text-style-name="P3" draw:layer="layout" svg:x1="17.848cm" svg:y1="14.936cm" svg:x2="17.848cm" svg:y2="15.235cm">
            <text:p/>
          </draw:line>
          <draw:line draw:style-name="gr5" draw:text-style-name="P3" draw:layer="layout" svg:x1="4.849cm" svg:y1="14.986cm" svg:x2="4.849cm" svg:y2="15.185cm">
            <text:p/>
          </draw:line>
          <draw:line draw:style-name="gr5" draw:text-style-name="P3" draw:layer="layout" svg:x1="7.351cm" svg:y1="14.986cm" svg:x2="7.351cm" svg:y2="15.185cm">
            <text:p/>
          </draw:line>
          <draw:g>
            <draw:frame draw:style-name="gr6" draw:text-style-name="P4" draw:layer="layout" svg:width="0.724cm" svg:height="0.63cm" svg:x="4.49cm" svg:y="14.462cm">
              <draw:text-box>
                <text:p text:style-name="P1"><text:span text:style-name="T2">A</text:span></text:p>
              </draw:text-box>
            </draw:frame>
            <draw:frame draw:style-name="gr6" draw:text-style-name="P4" draw:layer="layout" svg:width="0.724cm" svg:height="0.63cm" svg:x="6.99cm" svg:y="14.462cm">
              <draw:text-box>
                <text:p text:style-name="P1"><text:span text:style-name="T2">B</text:span></text:p>
              </draw:text-box>
            </draw:frame>
            <draw:frame draw:style-name="gr7" draw:text-style-name="P4" draw:layer="layout" svg:width="0.726cm" svg:height="0.63cm" svg:x="11.482cm" svg:y="14.462cm">
              <draw:text-box>
                <text:p text:style-name="P1"><text:span text:style-name="T2">C</text:span></text:p>
              </draw:text-box>
            </draw:frame>
            <draw:frame draw:style-name="gr8" draw:text-style-name="P4" draw:layer="layout" svg:width="0.75cm" svg:height="0.63cm" svg:x="14.976cm" svg:y="14.462cm">
              <draw:text-box>
                <text:p text:style-name="P1"><text:span text:style-name="T2">D</text:span></text:p>
              </draw:text-box>
            </draw:frame>
          </draw:g>
          <draw:line draw:style-name="gr5" draw:text-style-name="P3" draw:layer="layout" svg:x1="15.352cm" svg:y1="14.986cm" svg:x2="15.352cm" svg:y2="15.185cm">
            <text:p/>
          </draw:line>
          <draw:line draw:style-name="gr9" draw:text-style-name="P5" draw:layer="layout" svg:x1="3.848cm" svg:y1="15.095cm" svg:x2="18.488cm" svg:y2="15.0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0:58:38.265172410</meta:creation-date>
    <dc:date>2018-05-03T10:59:33.681404174</dc:date>
    <meta:editing-duration>PT55S</meta:editing-duration>
    <meta:editing-cycles>1</meta:editing-cycles>
    <meta:document-statistic meta:object-count="48"/>
    <meta:generator>LibreOffice/6.0.0.3$MacOSX_X86_64 LibreOffice_project/64a0f66915f38c6217de274f0aa8e15618924765</meta:generator>
  </office:meta>
</office:document-meta>
</file>